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3000001D730D4246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opacity="50%" fo:min-height="0.693cm" draw:shadow-opacity="50%"/>
    </style:style>
    <style:style style:name="gr3" style:family="graphic" style:parent-style-name="standard">
      <style:graphic-properties svg:stroke-width="0.101cm" svg:stroke-color="#800000" draw:marker-end="Extrémité_20_de_20_ligne_20_3" draw:fill="none" draw:textarea-horizontal-align="center" draw:textarea-vertical-align="middle" fo:padding-top="0.049cm" fo:padding-bottom="0.049cm" fo:padding-left="0.049cm" fo:padding-right="0.04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2pt"/>
    </style:style>
    <style:style style:name="P4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12.355cm" svg:height="12.461cm" svg:x="4.47cm" svg:y="8.74cm">
          <draw:image xlink:href="Pictures/10000000000001D3000001D730D42465.png" xlink:type="simple" xlink:show="embed" xlink:actuate="onLoad">
            <text:p text:style-name="P2"/>
          </draw:image>
        </draw:frame>
        <draw:frame draw:style-name="gr2" draw:text-style-name="P3" draw:layer="layout" svg:width="3.233cm" svg:height="1.243cm" svg:x="13.367cm" svg:y="10.423cm">
          <draw:text-box>
            <text:p text:style-name="P2"><text:span text:style-name="T1">Rappel du type MIME</text:span></text:p>
          </draw:text-box>
        </draw:frame>
        <draw:ellipse draw:style-name="gr3" draw:text-style-name="P4" draw:layer="layout" svg:width="2.372cm" svg:height="0.62cm" svg:x="10.128cm" svg:y="10.816cm">
          <text:p text:style-name="P2"/>
        </draw:ellipse>
        <draw:frame draw:style-name="gr2" draw:text-style-name="P3" draw:layer="layout" svg:width="4.033cm" svg:height="1.739cm" svg:x="10.967cm" svg:y="13.768cm">
          <draw:text-box>
            <text:p text:style-name="P2"><text:span text:style-name="T1">Sélectionnez ici l'application par défa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Extrémité_20_de_20_ligne_20_3" draw:display-name="Extrémité de ligne 3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Didier Roche</meta:initial-creator>
    <meta:creation-date>2007-05-09T18:51:12</meta:creation-date>
    <dc:creator>Didier Roche</dc:creator>
    <dc:date>2007-05-09T19:09:30</dc:date>
    <dc:language>fr-FR</dc:language>
    <meta:editing-cycles>2</meta:editing-cycles>
    <meta:editing-duration>PT18M19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